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ce20" officeooo:paragraph-rsid="0017ce20"/>
    </style:style>
    <style:style style:name="P2" style:family="paragraph" style:parent-style-name="Standard">
      <style:text-properties officeooo:rsid="0017ce20" officeooo:paragraph-rsid="001b9a5d"/>
    </style:style>
    <style:style style:name="P3" style:family="paragraph" style:parent-style-name="Text_20_body" style:list-style-name="L3">
      <style:text-properties officeooo:paragraph-rsid="0017ce20"/>
    </style:style>
    <style:style style:name="P4" style:family="paragraph" style:parent-style-name="Text_20_body" style:list-style-name="L8"/>
    <style:style style:name="P5" style:family="paragraph" style:parent-style-name="Text_20_body">
      <style:text-properties officeooo:rsid="0017ce20" officeooo:paragraph-rsid="0017ce20"/>
    </style:style>
    <style:style style:name="P6" style:family="paragraph" style:parent-style-name="Text_20_body" style:list-style-name="L9"/>
    <style:style style:name="P7" style:family="paragraph" style:parent-style-name="Text_20_body" style:list-style-name="L10"/>
    <style:style style:name="P8" style:family="paragraph" style:parent-style-name="Text_20_body" style:list-style-name="L11"/>
    <style:style style:name="P9" style:family="paragraph" style:parent-style-name="Text_20_body" style:list-style-name="L12"/>
    <style:style style:name="P10" style:family="paragraph" style:parent-style-name="Text_20_body" style:list-style-name="L13"/>
    <style:style style:name="P11" style:family="paragraph" style:parent-style-name="Text_20_body" style:list-style-name="L14"/>
    <style:style style:name="P12" style:family="paragraph" style:parent-style-name="Text_20_body" style:list-style-name="L15"/>
    <style:style style:name="P13" style:family="paragraph" style:parent-style-name="Text_20_body" style:list-style-name="L16"/>
    <style:style style:name="P14" style:family="paragraph" style:parent-style-name="Text_20_body" style:list-style-name="L17"/>
    <style:style style:name="P15" style:family="paragraph" style:parent-style-name="Text_20_body" style:list-style-name="L18"/>
    <style:style style:name="P16" style:family="paragraph" style:parent-style-name="Text_20_body" style:list-style-name="L19"/>
    <style:style style:name="P17" style:family="paragraph" style:parent-style-name="Text_20_body" style:list-style-name="L20"/>
    <style:style style:name="P18" style:family="paragraph" style:parent-style-name="Text_20_body" style:list-style-name="L21"/>
    <style:style style:name="P19" style:family="paragraph" style:parent-style-name="Text_20_body" style:list-style-name="L22"/>
    <style:style style:name="P20" style:family="paragraph" style:parent-style-name="Text_20_body" style:list-style-name="L23"/>
    <style:style style:name="P21" style:family="paragraph" style:parent-style-name="Text_20_body" style:list-style-name="L24"/>
    <style:style style:name="P22" style:family="paragraph" style:parent-style-name="Text_20_body" style:list-style-name="L25"/>
    <style:style style:name="P23" style:family="paragraph" style:parent-style-name="Text_20_body" style:list-style-name="L26"/>
    <style:style style:name="P24" style:family="paragraph" style:parent-style-name="Text_20_body" style:list-style-name="L27"/>
    <style:style style:name="P25" style:family="paragraph" style:parent-style-name="Text_20_body" style:list-style-name="L28"/>
    <style:style style:name="P26" style:family="paragraph" style:parent-style-name="Text_20_body" style:list-style-name="L29"/>
    <style:style style:name="P27" style:family="paragraph" style:parent-style-name="Text_20_body" style:list-style-name="L30"/>
    <style:style style:name="P28" style:family="paragraph" style:parent-style-name="Text_20_body" style:list-style-name="L8">
      <style:paragraph-properties fo:margin-top="0cm" fo:margin-bottom="0cm" loext:contextual-spacing="false"/>
    </style:style>
    <style:style style:name="P29" style:family="paragraph" style:parent-style-name="Text_20_body" style:list-style-name="L9">
      <style:paragraph-properties fo:margin-top="0cm" fo:margin-bottom="0cm" loext:contextual-spacing="false"/>
    </style:style>
    <style:style style:name="P30" style:family="paragraph" style:parent-style-name="Text_20_body" style:list-style-name="L10">
      <style:paragraph-properties fo:margin-top="0cm" fo:margin-bottom="0cm" loext:contextual-spacing="false"/>
    </style:style>
    <style:style style:name="P31" style:family="paragraph" style:parent-style-name="Text_20_body" style:list-style-name="L11">
      <style:paragraph-properties fo:margin-top="0cm" fo:margin-bottom="0cm" loext:contextual-spacing="false"/>
    </style:style>
    <style:style style:name="P32" style:family="paragraph" style:parent-style-name="Text_20_body" style:list-style-name="L12">
      <style:paragraph-properties fo:margin-top="0cm" fo:margin-bottom="0cm" loext:contextual-spacing="false"/>
    </style:style>
    <style:style style:name="P33" style:family="paragraph" style:parent-style-name="Text_20_body" style:list-style-name="L13">
      <style:paragraph-properties fo:margin-top="0cm" fo:margin-bottom="0cm" loext:contextual-spacing="false"/>
    </style:style>
    <style:style style:name="P34" style:family="paragraph" style:parent-style-name="Text_20_body" style:list-style-name="L14">
      <style:paragraph-properties fo:margin-top="0cm" fo:margin-bottom="0cm" loext:contextual-spacing="false"/>
    </style:style>
    <style:style style:name="P35" style:family="paragraph" style:parent-style-name="Text_20_body" style:list-style-name="L15">
      <style:paragraph-properties fo:margin-top="0cm" fo:margin-bottom="0cm" loext:contextual-spacing="false"/>
    </style:style>
    <style:style style:name="P36" style:family="paragraph" style:parent-style-name="Text_20_body" style:list-style-name="L16">
      <style:paragraph-properties fo:margin-top="0cm" fo:margin-bottom="0cm" loext:contextual-spacing="false"/>
    </style:style>
    <style:style style:name="P37" style:family="paragraph" style:parent-style-name="Text_20_body" style:list-style-name="L17">
      <style:paragraph-properties fo:margin-top="0cm" fo:margin-bottom="0cm" loext:contextual-spacing="false"/>
    </style:style>
    <style:style style:name="P38" style:family="paragraph" style:parent-style-name="Text_20_body" style:list-style-name="L18">
      <style:paragraph-properties fo:margin-top="0cm" fo:margin-bottom="0cm" loext:contextual-spacing="false"/>
    </style:style>
    <style:style style:name="P39" style:family="paragraph" style:parent-style-name="Text_20_body" style:list-style-name="L19">
      <style:paragraph-properties fo:margin-top="0cm" fo:margin-bottom="0cm" loext:contextual-spacing="false"/>
    </style:style>
    <style:style style:name="P40" style:family="paragraph" style:parent-style-name="Text_20_body" style:list-style-name="L20">
      <style:paragraph-properties fo:margin-top="0cm" fo:margin-bottom="0cm" loext:contextual-spacing="false"/>
    </style:style>
    <style:style style:name="P41" style:family="paragraph" style:parent-style-name="Text_20_body" style:list-style-name="L21">
      <style:paragraph-properties fo:margin-top="0cm" fo:margin-bottom="0cm" loext:contextual-spacing="false"/>
    </style:style>
    <style:style style:name="P42" style:family="paragraph" style:parent-style-name="Text_20_body" style:list-style-name="L22">
      <style:paragraph-properties fo:margin-top="0cm" fo:margin-bottom="0cm" loext:contextual-spacing="false"/>
    </style:style>
    <style:style style:name="P43" style:family="paragraph" style:parent-style-name="Text_20_body" style:list-style-name="L23">
      <style:paragraph-properties fo:margin-top="0cm" fo:margin-bottom="0cm" loext:contextual-spacing="false"/>
    </style:style>
    <style:style style:name="P44" style:family="paragraph" style:parent-style-name="Text_20_body" style:list-style-name="L24">
      <style:paragraph-properties fo:margin-top="0cm" fo:margin-bottom="0cm" loext:contextual-spacing="false"/>
    </style:style>
    <style:style style:name="P45" style:family="paragraph" style:parent-style-name="Text_20_body" style:list-style-name="L25">
      <style:paragraph-properties fo:margin-top="0cm" fo:margin-bottom="0cm" loext:contextual-spacing="false"/>
    </style:style>
    <style:style style:name="P46" style:family="paragraph" style:parent-style-name="Text_20_body" style:list-style-name="L26">
      <style:paragraph-properties fo:margin-top="0cm" fo:margin-bottom="0cm" loext:contextual-spacing="false"/>
    </style:style>
    <style:style style:name="P47" style:family="paragraph" style:parent-style-name="Text_20_body" style:list-style-name="L27">
      <style:paragraph-properties fo:margin-top="0cm" fo:margin-bottom="0cm" loext:contextual-spacing="false"/>
    </style:style>
    <style:style style:name="P48" style:family="paragraph" style:parent-style-name="Text_20_body" style:list-style-name="L28">
      <style:paragraph-properties fo:margin-top="0cm" fo:margin-bottom="0cm" loext:contextual-spacing="false"/>
    </style:style>
    <style:style style:name="P49" style:family="paragraph" style:parent-style-name="Text_20_body" style:list-style-name="L29">
      <style:paragraph-properties fo:margin-top="0cm" fo:margin-bottom="0cm" loext:contextual-spacing="false"/>
    </style:style>
    <style:style style:name="P50" style:family="paragraph" style:parent-style-name="Text_20_body" style:list-style-name="L30">
      <style:paragraph-properties fo:margin-top="0cm" fo:margin-bottom="0cm" loext:contextual-spacing="false"/>
    </style:style>
    <style:style style:name="P51" style:family="paragraph" style:parent-style-name="Heading_20_4">
      <style:text-properties officeooo:rsid="0017ce20" officeooo:paragraph-rsid="0017ce20"/>
    </style:style>
    <style:style style:name="P52" style:family="paragraph" style:parent-style-name="Heading_20_3">
      <style:text-properties officeooo:paragraph-rsid="0017ce20"/>
    </style:style>
    <style:style style:name="P53" style:family="paragraph" style:parent-style-name="Heading_20_3">
      <style:text-properties officeooo:rsid="0017ce20" officeooo:paragraph-rsid="0017ce20"/>
    </style:style>
    <style:style style:name="P54" style:family="paragraph" style:parent-style-name="Heading_20_3">
      <style:text-properties officeooo:rsid="0017ce20" officeooo:paragraph-rsid="001b9a5d"/>
    </style:style>
    <style:style style:name="T1" style:family="text">
      <style:text-properties officeooo:rsid="001b9a5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Índice</text:p>
      <text:p text:style-name="P1"><text:line-break/>Introducción:</text:p>
      <text:p text:style-name="P1"/>
      <text:p text:style-name="P1">Este proyecto es una tienda en línea de videojuegos desarrollada con Next.js. La plataforma permite a los usuarios explorar, comprar y administrar videojuegos, además de contar con un sistema de autenticación para gestionar cuentas de usuarios y un panel de administración.</text:p>
      <text:p text:style-name="P1"/>
      <text:h text:style-name="P51" text:outline-level="4"><text:span text:style-name="Strong_20_Emphasis">Características Principales</text:span></text:h>
      <text:list xml:id="list1294947575" text:style-name="L3">
        <text:list-header>
          <text:p text:style-name="P3"><text:span text:style-name="Strong_20_Emphasis">Catálogo de Videojuegos</text:span>: Explorar una lista de videojuegos con detalles individuales.<text:line-break/><text:span text:style-name="Strong_20_Emphasis">Búsqueda y Filtros</text:span>: Buscar juegos por nombre, género o precio.<text:line-break/><text:span text:style-name="Strong_20_Emphasis">Autenticación de Usuarios</text:span>: Registro e inicio de sesión con gestión de cuentas.<text:line-break/><text:span text:style-name="Strong_20_Emphasis">Proceso de Compra</text:span>: Agregar juegos al carrito y realizar pagos.<text:line-break/><text:span text:style-name="Strong_20_Emphasis">Panel de Administración</text:span>: Gestión de productos y usuarios para administradores.<text:line-break/><text:span text:style-name="Strong_20_Emphasis">Subida de Imágenes</text:span>: Opción para cargar imágenes de los juegos.<text:line-break/><text:span text:style-name="Strong_20_Emphasis">API REST</text:span>: Simulación de base de datos con JSON Server para gestionar datos de usuarios, compras y juegos.</text:p>
        </text:list-header>
      </text:list>
      <text:p text:style-name="P1"/>
      <text:p text:style-name="P1"><text:line-break/>Estructura del Proyecto<text:line-break/>Aquí se explica cómo está organizada la estructura de carpetas y archivos en Next.js, según la imagen compartida.<text:line-break/><text:line-break/>📂 Public → Contiene recursos estáticos como imágenes y archivos SVG.<text:line-break/>📂 Server → Incluye la base de datos db.json.<text:line-break/>📂 Src → Contiene toda la lógica de la aplicación:<text:line-break/><text:line-break/>app/ → Rutas y lógica principal de la aplicación.<text:line-break/>components/ → Componentes reutilizables.<text:line-break/>context/ → Context API para gestión de estado global.<text:line-break/>services/ → Para peticiones al json-server.</text:p>
      <text:p text:style-name="P1"/>
      <text:p text:style-name="P1"><text:line-break/>3️⃣ Descripción de Carpetas y Archivos<text:line-break/>Explicación detallada de cada directorio y su funcionalidad en el proyecto.<text:line-break/><text:line-break/>4️⃣ Explicación de Componentes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2" text:outline-level="3"><text:soft-page-break/><text:span text:style-name="Strong_20_Emphasis">JuegosTienda.jsx</text:span></text:h>
      <text:h text:style-name="Heading_20_4" text:outline-level="4">🔹 <text:span text:style-name="Strong_20_Emphasis">Descripción:</text:span></text:h>
      <text:p text:style-name="Text_20_body">Este componente muestra todos los juegos disponibles en la tienda, obtenidos desde el contexto global.</text:p>
      <text:h text:style-name="Heading_20_4" text:outline-level="4">🔹 <text:span text:style-name="Strong_20_Emphasis">Funcionamiento:</text:span></text:h>
      <text:list xml:id="list2685986972" text:style-name="L8">
        <text:list-item>
          <text:p text:style-name="P28">Utiliza <text:span text:style-name="Source_20_Text">useJuegos()</text:span> para acceder a la lista de juegos desde el contexto global.</text:p>
        </text:list-item>
        <text:list-item>
          <text:p text:style-name="P28">Muestra cada juego utilizando el componente <text:span text:style-name="Source_20_Text">TarjetaJuego</text:span>.</text:p>
        </text:list-item>
        <text:list-item>
          <text:p text:style-name="P4">Si no hay juegos disponibles, muestra un mensaje indicando que el catálogo está vacío.</text:p>
        </text:list-item>
      </text:list>
      <text:p text:style-name="P5"/>
      <text:h text:style-name="P53" text:outline-level="3"><text:span text:style-name="Strong_20_Emphasis">SeccionJuegos.jsx</text:span></text:h>
      <text:h text:style-name="Heading_20_4" text:outline-level="4">🔹 <text:span text:style-name="Strong_20_Emphasis">Descripción:</text:span></text:h>
      <text:p text:style-name="Text_20_body">Este componente muestra los juegos destacados en la sección "Tendencias", obtenidos desde una API.</text:p>
      <text:h text:style-name="Heading_20_4" text:outline-level="4">🔹 <text:span text:style-name="Strong_20_Emphasis">Funcionamiento:</text:span></text:h>
      <text:list xml:id="list1781783971" text:style-name="L9">
        <text:list-item>
          <text:p text:style-name="P29">Usa <text:span text:style-name="Source_20_Text">useEffect</text:span> para cargar los juegos desde <text:span text:style-name="Source_20_Text">getJuegos()</text:span>.</text:p>
        </text:list-item>
        <text:list-item>
          <text:p text:style-name="P29">Muestra hasta 6 juegos destacados en un grid.</text:p>
        </text:list-item>
        <text:list-item>
          <text:p text:style-name="P6">Si no hay juegos disponibles, muestra un mensaje informativo al usuario.</text:p>
        </text:list-item>
      </text:list>
      <text:p text:style-name="P5"><text:span text:style-name="Strong_20_Emphasis"/></text:p>
      <text:h text:style-name="P53" text:outline-level="3"><text:span text:style-name="Strong_20_Emphasis">TablaUsuarios.jsx</text:span></text:h>
      <text:h text:style-name="Heading_20_4" text:outline-level="4">🔹 <text:span text:style-name="Strong_20_Emphasis">Descripción:</text:span></text:h>
      <text:p text:style-name="Text_20_body">Este componente muestra una tabla con la lista de usuarios registrados, permitiendo editarlos o eliminarlos.</text:p>
      <text:h text:style-name="Heading_20_4" text:outline-level="4">🔹 <text:span text:style-name="Strong_20_Emphasis">Funcionamiento:</text:span></text:h>
      <text:list xml:id="list475217879" text:style-name="L10">
        <text:list-item>
          <text:p text:style-name="P30">Obtiene los usuarios desde el contexto <text:span text:style-name="Source_20_Text">UsuariosContext</text:span>.</text:p>
        </text:list-item>
        <text:list-item>
          <text:p text:style-name="P30">Implementa paginación para mostrar 5 usuarios por página.</text:p>
        </text:list-item>
        <text:list-item>
          <text:p text:style-name="P30">Usa <text:span text:style-name="Source_20_Text">SweetAlert2</text:span> para confirmar la eliminación de un usuario antes de proceder.</text:p>
        </text:list-item>
        <text:list-item>
          <text:p text:style-name="P7">Permite seleccionar un usuario para editarlo.</text:p>
        </text:list-item>
      </text:list>
      <text:p text:style-name="P1"/>
      <text:p text:style-name="P1"/>
      <text:p text:style-name="P1"/>
      <text:h text:style-name="P53" text:outline-level="3"><text:span text:style-name="Strong_20_Emphasis">TablaJuegos.jsx</text:span></text:h>
      <text:h text:style-name="Heading_20_4" text:outline-level="4">🔹 <text:span text:style-name="Strong_20_Emphasis">Descripción:</text:span></text:h>
      <text:p text:style-name="Text_20_body">Este componente muestra una tabla con la lista de videojuegos en la tienda, permitiendo ordenarlos, editarlos y eliminarlos.</text:p>
      <text:h text:style-name="Heading_20_4" text:outline-level="4">🔹 <text:span text:style-name="Strong_20_Emphasis">Funcionamiento:</text:span></text:h>
      <text:list xml:id="list3500877154" text:style-name="L11">
        <text:list-item>
          <text:p text:style-name="P31">Obtiene los juegos desde <text:span text:style-name="Source_20_Text">JuegosContext</text:span>.</text:p>
        </text:list-item>
        <text:list-item>
          <text:p text:style-name="P31">Permite ordenar la tabla por diferentes campos (ID, título, precio, categoría, etc.).</text:p>
        </text:list-item>
        <text:list-item>
          <text:p text:style-name="P31"><text:soft-page-break/>Usa <text:span text:style-name="Source_20_Text">SweetAlert2</text:span> para confirmar la eliminación de un juego y también envía una solicitud para eliminar su imagen.</text:p>
        </text:list-item>
        <text:list-item>
          <text:p text:style-name="P8">Permite seleccionar un juego para editarlo.</text:p>
        </text:list-item>
      </text:list>
      <text:p text:style-name="P1"/>
      <text:p text:style-name="P1"/>
      <text:h text:style-name="P53" text:outline-level="3"><text:span text:style-name="Strong_20_Emphasis">FormularioUsuarios.jsx</text:span></text:h>
      <text:h text:style-name="Heading_20_4" text:outline-level="4">🔹 <text:span text:style-name="Strong_20_Emphasis">Descripción:</text:span></text:h>
      <text:p text:style-name="Text_20_body">Este componente muestra un formulario para agregar o editar usuarios en la plataforma.</text:p>
      <text:h text:style-name="Heading_20_4" text:outline-level="4">🔹 <text:span text:style-name="Strong_20_Emphasis">Funcionamiento:</text:span></text:h>
      <text:list xml:id="list2698808240" text:style-name="L12">
        <text:list-item>
          <text:p text:style-name="P32">Si se selecciona un usuario, carga sus datos en el formulario para editarlo.</text:p>
        </text:list-item>
        <text:list-item>
          <text:p text:style-name="P32">Permite registrar nuevos usuarios ingresando nombre, email, contraseña y rol.</text:p>
        </text:list-item>
        <text:list-item>
          <text:p text:style-name="P32">Usa <text:span text:style-name="Source_20_Text">UsuariosContext</text:span> para agregar o modificar usuarios en la base de datos.</text:p>
        </text:list-item>
        <text:list-item>
          <text:p text:style-name="P9">Incluye validaciones y manejo de estado para limpiar el formulario después de enviar los datos.</text:p>
        </text:list-item>
      </text:list>
      <text:p text:style-name="P1"/>
      <text:h text:style-name="P53" text:outline-level="3"><text:span text:style-name="Strong_20_Emphasis">FormularioJuego.jsx</text:span></text:h>
      <text:h text:style-name="Heading_20_4" text:outline-level="4">🔹 <text:span text:style-name="Strong_20_Emphasis">Descripción:</text:span></text:h>
      <text:p text:style-name="Text_20_body">Este componente permite agregar o editar videojuegos en la tienda.</text:p>
      <text:h text:style-name="Heading_20_4" text:outline-level="4">🔹 <text:span text:style-name="Strong_20_Emphasis">Funcionamiento:</text:span></text:h>
      <text:list xml:id="list3273676586" text:style-name="L13">
        <text:list-item>
          <text:p text:style-name="P33">Si se selecciona un juego, carga sus datos para la edición.</text:p>
        </text:list-item>
        <text:list-item>
          <text:p text:style-name="P33">Permite subir una imagen del juego y almacenarla en el servidor.</text:p>
        </text:list-item>
        <text:list-item>
          <text:p text:style-name="P33">Usa <text:span text:style-name="Source_20_Text">JuegosContext</text:span> para agregar o modificar los juegos en la base de datos.</text:p>
        </text:list-item>
        <text:list-item>
          <text:p text:style-name="P33">Incluye un sistema de categorías dinámico que obtiene datos desde la API.</text:p>
        </text:list-item>
        <text:list-item>
          <text:p text:style-name="P10">Implementa validaciones y muestra alertas de éxito o error.</text:p>
        </text:list-item>
      </text:list>
      <text:p text:style-name="P1"/>
      <text:p text:style-name="P1"/>
      <text:p text:style-name="P1"/>
      <text:p text:style-name="P1"/>
      <text:h text:style-name="P53" text:outline-level="3"><text:span text:style-name="Strong_20_Emphasis">ResumenCompra.jsx</text:span></text:h>
      <text:h text:style-name="Heading_20_4" text:outline-level="4">🔹 <text:span text:style-name="Strong_20_Emphasis">Descripción:</text:span></text:h>
      <text:p text:style-name="Text_20_body">Este componente muestra un resumen de la compra, incluyendo el precio total, descuentos aplicados y el subtotal.</text:p>
      <text:h text:style-name="Heading_20_4" text:outline-level="4">🔹 <text:span text:style-name="Strong_20_Emphasis">Funcionamiento:</text:span></text:h>
      <text:list xml:id="list1036636317" text:style-name="L14">
        <text:list-item>
          <text:p text:style-name="P34">Obtiene los juegos en el carrito desde <text:span text:style-name="Source_20_Text">CarritoContext</text:span>.</text:p>
        </text:list-item>
        <text:list-item>
          <text:p text:style-name="P34">Calcula el precio total y los descuentos aplicados.</text:p>
        </text:list-item>
        <text:list-item>
          <text:p text:style-name="P34">Verifica si el usuario ha iniciado sesión antes de permitir el pago.</text:p>
        </text:list-item>
        <text:list-item>
          <text:p text:style-name="P34">Si el usuario no ha iniciado sesión, muestra una alerta y lo redirige a la página de login.</text:p>
        </text:list-item>
        <text:list-item>
          <text:p text:style-name="P11">Vacía el carrito tras confirmar la compra y redirige a la página de checkout.</text:p>
        </text:list-item>
      </text:list>
      <text:p text:style-name="P1"/>
      <text:p text:style-name="P1"/>
      <text:p text:style-name="P1"><text:soft-page-break/></text:p>
      <text:h text:style-name="P53" text:outline-level="3"><text:span text:style-name="Strong_20_Emphasis">ResumenCarrito.jsx</text:span></text:h>
      <text:h text:style-name="Heading_20_4" text:outline-level="4">🔹 <text:span text:style-name="Strong_20_Emphasis">Descripción:</text:span></text:h>
      <text:p text:style-name="Text_20_body">Este componente muestra los productos agregados al carrito y permite eliminarlos o vaciar el carrito.</text:p>
      <text:h text:style-name="Heading_20_4" text:outline-level="4">🔹 <text:span text:style-name="Strong_20_Emphasis">Funcionamiento:</text:span></text:h>
      <text:list xml:id="list2519553371" text:style-name="L15">
        <text:list-item>
          <text:p text:style-name="P35">Obtiene los juegos en el carrito desde <text:span text:style-name="Source_20_Text">CarritoContext</text:span>.</text:p>
        </text:list-item>
        <text:list-item>
          <text:p text:style-name="P35">Agrupa los juegos duplicados para mostrar la cantidad de cada uno.</text:p>
        </text:list-item>
        <text:list-item>
          <text:p text:style-name="P35">Permite eliminar una unidad de un juego o vaciar todo el carrito.</text:p>
        </text:list-item>
        <text:list-item>
          <text:p text:style-name="P12">Usa <text:span text:style-name="Source_20_Text">SweetAlert2</text:span> para confirmar acciones de eliminación.</text:p>
        </text:list-item>
      </text:list>
      <text:p text:style-name="P1"/>
      <text:p text:style-name="P1"/>
      <text:h text:style-name="P53" text:outline-level="3"><text:span text:style-name="Strong_20_Emphasis">PagoExitoso.jsx</text:span></text:h>
      <text:h text:style-name="Heading_20_4" text:outline-level="4">🔹 <text:span text:style-name="Strong_20_Emphasis">Descripción:</text:span></text:h>
      <text:p text:style-name="Text_20_body">Este componente muestra un mensaje de confirmación después de que el usuario completa el pago.</text:p>
      <text:h text:style-name="Heading_20_4" text:outline-level="4">🔹 <text:span text:style-name="Strong_20_Emphasis">Funcionamiento:</text:span></text:h>
      <text:list xml:id="list4011677983" text:style-name="L16">
        <text:list-item>
          <text:p text:style-name="P36">Muestra un mensaje con un icono de éxito tras completar la compra.</text:p>
        </text:list-item>
        <text:list-item>
          <text:p text:style-name="P36">Incluye un botón para volver a la tienda.</text:p>
        </text:list-item>
        <text:list-item>
          <text:p text:style-name="P13">Usa <text:span text:style-name="Source_20_Text">useRouter</text:span> para redirigir a la página de la tienda al hacer clic en el botón.</text:p>
        </text:list-item>
      </text:list>
      <text:p text:style-name="P1"/>
      <text:h text:style-name="P53" text:outline-level="3"><text:span text:style-name="Strong_20_Emphasis">TarjetaJuego.jsx</text:span></text:h>
      <text:h text:style-name="Heading_20_4" text:outline-level="4">🔹 <text:span text:style-name="Strong_20_Emphasis">Descripción:</text:span></text:h>
      <text:p text:style-name="Text_20_body">Este componente representa una tarjeta de presentación para un videojuego en la tienda.</text:p>
      <text:h text:style-name="Heading_20_4" text:outline-level="4">🔹 <text:span text:style-name="Strong_20_Emphasis">Funcionamiento:</text:span></text:h>
      <text:list xml:id="list2626202004" text:style-name="L17">
        <text:list-item>
          <text:p text:style-name="P37">Muestra la imagen, título y precio del juego.</text:p>
        </text:list-item>
        <text:list-item>
          <text:p text:style-name="P37">Aplica un efecto de escala al pasar el cursor sobre la tarjeta.</text:p>
        </text:list-item>
        <text:list-item>
          <text:p text:style-name="P37">Si el juego tiene descuento, muestra el porcentaje de descuento en la esquina inferior izquierda.</text:p>
        </text:list-item>
        <text:list-item>
          <text:p text:style-name="P14">Al hacer clic, redirige a la página de detalles del juego mediante <text:span text:style-name="Source_20_Text">Link</text:span>.</text:p>
        </text:list-item>
      </text:list>
      <text:p text:style-name="P1"/>
      <text:p text:style-name="P1"/>
      <text:h text:style-name="P53" text:outline-level="3"><text:soft-page-break/><text:span text:style-name="Strong_20_Emphasis"/></text:h>
      <text:h text:style-name="P53" text:outline-level="3"><text:span text:style-name="Strong_20_Emphasis"/></text:h>
      <text:h text:style-name="P53" text:outline-level="3"><text:span text:style-name="Strong_20_Emphasis"/></text:h>
      <text:h text:style-name="P53" text:outline-level="3"><text:span text:style-name="Strong_20_Emphasis">JuegoDestacado.jsx</text:span></text:h>
      <text:h text:style-name="Heading_20_4" text:outline-level="4">🔹 <text:span text:style-name="Strong_20_Emphasis">Descripción:</text:span></text:h>
      <text:p text:style-name="Text_20_body">Este componente selecciona aleatoriamente un juego de la tienda y lo muestra como destacado.</text:p>
      <text:h text:style-name="Heading_20_4" text:outline-level="4">🔹 <text:span text:style-name="Strong_20_Emphasis">Funcionamiento:</text:span></text:h>
      <text:list xml:id="list2322192354" text:style-name="L18">
        <text:list-item>
          <text:p text:style-name="P38">Obtiene la lista de juegos desde la API con <text:span text:style-name="Source_20_Text">getJuegos()</text:span>.</text:p>
        </text:list-item>
        <text:list-item>
          <text:p text:style-name="P38">Selecciona un juego aleatorio y lo muestra en un banner con un fondo estilizado.</text:p>
        </text:list-item>
        <text:list-item>
          <text:p text:style-name="P15">Si no hay juegos disponibles, muestra un fondo por defecto.</text:p>
        </text:list-item>
      </text:list>
      <text:p text:style-name="P1"/>
      <text:p text:style-name="P1"/>
      <text:p text:style-name="P1"/>
      <text:h text:style-name="P53" text:outline-level="3"><text:span text:style-name="Strong_20_Emphasis">JuegoDestacadoCompra.jsx</text:span></text:h>
      <text:h text:style-name="Heading_20_4" text:outline-level="4">🔹 <text:span text:style-name="Strong_20_Emphasis">Descripción:</text:span></text:h>
      <text:p text:style-name="Text_20_body">Este componente muestra un juego específico en un banner destacado durante el proceso de compra.</text:p>
      <text:h text:style-name="Heading_20_4" text:outline-level="4">🔹 <text:span text:style-name="Strong_20_Emphasis">Funcionamiento:</text:span></text:h>
      <text:list xml:id="list268622517" text:style-name="L19">
        <text:list-item>
          <text:p text:style-name="P39">Obtiene un juego por su ID desde la API con <text:span text:style-name="Source_20_Text">getJuegoById()</text:span>.</text:p>
        </text:list-item>
        <text:list-item>
          <text:p text:style-name="P39">Muestra la imagen del juego como fondo con un efecto de oscurecimiento.</text:p>
        </text:list-item>
        <text:list-item>
          <text:p text:style-name="P16">Si el juego no está disponible, muestra un mensaje de carga.</text:p>
        </text:list-item>
      </text:list>
      <text:p text:style-name="P1"/>
      <text:p text:style-name="P1"/>
      <text:p text:style-name="P1"/>
      <text:h text:style-name="P53" text:outline-level="3"><text:span text:style-name="Strong_20_Emphasis">PerfilUsuario.jsx</text:span></text:h>
      <text:h text:style-name="Heading_20_4" text:outline-level="4">🔹 <text:span text:style-name="Strong_20_Emphasis">Descripción:</text:span></text:h>
      <text:p text:style-name="Text_20_body">Este componente muestra el avatar del usuario en el encabezado de la aplicación.</text:p>
      <text:h text:style-name="Heading_20_4" text:outline-level="4">🔹 <text:span text:style-name="Strong_20_Emphasis">Funcionamiento:</text:span></text:h>
      <text:list xml:id="list2751993116" text:style-name="L20">
        <text:list-item>
          <text:p text:style-name="P40">Recibe la URL de la imagen del usuario como prop.</text:p>
        </text:list-item>
        <text:list-item>
          <text:p text:style-name="P40">Renderiza la imagen con un estilo redondeado.</text:p>
        </text:list-item>
        <text:list-item>
          <text:p text:style-name="P17">Si no hay imagen, muestra una predeterminada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3" text:outline-level="3"><text:soft-page-break/><text:span text:style-name="Strong_20_Emphasis">Logo.jsx</text:span></text:h>
      <text:h text:style-name="Heading_20_4" text:outline-level="4">🔹 <text:span text:style-name="Strong_20_Emphasis">Descripción:</text:span></text:h>
      <text:p text:style-name="Text_20_body">Muestra el logotipo de la tienda en la barra de navegación.</text:p>
      <text:h text:style-name="Heading_20_4" text:outline-level="4">🔹 <text:span text:style-name="Strong_20_Emphasis">Funcionamiento:</text:span></text:h>
      <text:list xml:id="list4141144498" text:style-name="L21">
        <text:list-item>
          <text:p text:style-name="P41">Utiliza <text:span text:style-name="Source_20_Text">next/image</text:span> para optimizar la carga del logo.</text:p>
        </text:list-item>
        <text:list-item>
          <text:p text:style-name="P18">Contiene un <text:span text:style-name="Source_20_Text">Link</text:span> que redirige a la página de inicio.</text:p>
        </text:list-item>
      </text:list>
      <text:p text:style-name="P1"/>
      <text:p text:style-name="P1"/>
      <text:h text:style-name="P53" text:outline-level="3"><text:span text:style-name="Strong_20_Emphasis">LinksNavegacion.jsx</text:span></text:h>
      <text:h text:style-name="Heading_20_4" text:outline-level="4">🔹 <text:span text:style-name="Strong_20_Emphasis">Descripción:</text:span></text:h>
      <text:p text:style-name="Text_20_body">Componente que contiene los enlaces de navegación principales de la tienda.</text:p>
      <text:h text:style-name="Heading_20_4" text:outline-level="4">🔹 <text:span text:style-name="Strong_20_Emphasis">Funcionamiento:</text:span></text:h>
      <text:list xml:id="list1311553604" text:style-name="L22">
        <text:list-item>
          <text:p text:style-name="P42">Muestra enlaces a las páginas de <text:span text:style-name="Strong_20_Emphasis">Inicio, Tienda y Nosotros</text:span>.</text:p>
        </text:list-item>
        <text:list-item>
          <text:p text:style-name="P42">Incluye un botón con icono de búsqueda.</text:p>
        </text:list-item>
        <text:list-item>
          <text:p text:style-name="P42">Usa <text:span text:style-name="Source_20_Text">next/link</text:span> para una navegación optimizada.</text:p>
        </text:list-item>
        <text:list-item>
          <text:p text:style-name="P19">Aplica efectos visuales al pasar el cursor sobre los enlaces.</text:p>
        </text:list-item>
      </text:list>
      <text:p text:style-name="P1"/>
      <text:h text:style-name="P53" text:outline-level="3"><text:span text:style-name="Strong_20_Emphasis">Carrito.jsx</text:span></text:h>
      <text:h text:style-name="Heading_20_4" text:outline-level="4">🔹 <text:span text:style-name="Strong_20_Emphasis">Descripción:</text:span></text:h>
      <text:p text:style-name="Text_20_body">Muestra un icono de carrito de compras con un contador de productos agregados.</text:p>
      <text:h text:style-name="Heading_20_4" text:outline-level="4">🔹 <text:span text:style-name="Strong_20_Emphasis">Funcionamiento:</text:span></text:h>
      <text:list xml:id="list1892585419" text:style-name="L23">
        <text:list-item>
          <text:p text:style-name="P43">Obtiene el estado del carrito desde <text:span text:style-name="Source_20_Text">CarritoContext</text:span>.</text:p>
        </text:list-item>
        <text:list-item>
          <text:p text:style-name="P43">Muestra el número de artículos en el carrito.</text:p>
        </text:list-item>
        <text:list-item>
          <text:p text:style-name="P20">Redirige a la página de pago al hacer clic en el icono.</text:p>
        </text:list-item>
      </text:list>
      <text:p text:style-name="P1"/>
      <text:p text:style-name="P1"/>
      <text:h text:style-name="P53" text:outline-level="3"><text:span text:style-name="Strong_20_Emphasis">Header.jsx</text:span></text:h>
      <text:h text:style-name="Heading_20_4" text:outline-level="4">🔹 <text:span text:style-name="Strong_20_Emphasis">Descripción:</text:span></text:h>
      <text:p text:style-name="Text_20_body">Este componente es la barra de navegación principal del sitio.</text:p>
      <text:h text:style-name="Heading_20_4" text:outline-level="4">🔹 <text:span text:style-name="Strong_20_Emphasis">Funcionamiento:</text:span></text:h>
      <text:list xml:id="list3106951111" text:style-name="L24">
        <text:list-item>
          <text:p text:style-name="P44">Muestra el logo, enlaces de navegación, carrito y perfil de usuario.</text:p>
        </text:list-item>
        <text:list-item>
          <text:p text:style-name="P44">Verifica si el usuario está autenticado para mostrar opciones de sesión.</text:p>
        </text:list-item>
        <text:list-item>
          <text:p text:style-name="P44">Si el usuario es <text:span text:style-name="Strong_20_Emphasis">administrador</text:span>, muestra un enlace al <text:span text:style-name="Strong_20_Emphasis">Panel de Administración</text:span>.</text:p>
        </text:list-item>
        <text:list-item>
          <text:p text:style-name="P21">Permite cerrar sesión mediante el contexto de autenticación.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P53" text:outline-level="3"><text:span text:style-name="Strong_20_Emphasis">Footer.jsx</text:span></text:h>
      <text:h text:style-name="Heading_20_4" text:outline-level="4">🔹 <text:span text:style-name="Strong_20_Emphasis">Descripción:</text:span></text:h>
      <text:p text:style-name="Text_20_body">Este componente representa el pie de página de la tienda, proporcionando información útil y enlaces de navegación.</text:p>
      <text:h text:style-name="Heading_20_4" text:outline-level="4">🔹 <text:span text:style-name="Strong_20_Emphasis">Funcionamiento:</text:span></text:h>
      <text:list xml:id="list1936619933" text:style-name="L25">
        <text:list-item>
          <text:p text:style-name="P45">Sección de <text:span text:style-name="Strong_20_Emphasis">descripción</text:span> con el nombre de la tienda y un breve texto promocional.</text:p>
        </text:list-item>
        <text:list-item>
          <text:p text:style-name="P45">Sección de <text:span text:style-name="Strong_20_Emphasis">categorías</text:span>, con enlaces a diferentes tipos de juegos.</text:p>
        </text:list-item>
        <text:list-item>
          <text:p text:style-name="P45">Sección de <text:span text:style-name="Strong_20_Emphasis">soporte</text:span>, con enlaces a páginas de contacto, preguntas frecuentes y políticas.</text:p>
        </text:list-item>
        <text:list-item>
          <text:p text:style-name="P45">Sección de <text:span text:style-name="Strong_20_Emphasis">redes sociales</text:span>, con iconos que enlazan a Facebook, Twitter, Instagram y Discord.</text:p>
        </text:list-item>
        <text:list-item>
          <text:p text:style-name="P22">Muestra el <text:span text:style-name="Strong_20_Emphasis">año actual</text:span> y un mensaje de derechos reservados en la parte inferior.</text:p>
        </text:list-item>
      </text:list>
      <text:p text:style-name="P1"/>
      <text:p text:style-name="P1"/>
      <text:p text:style-name="P1"/>
      <text:h text:style-name="P53" text:outline-level="3"><text:span text:style-name="Strong_20_Emphasis">Filtros.jsx</text:span></text:h>
      <text:h text:style-name="Heading_20_4" text:outline-level="4">🔹 <text:span text:style-name="Strong_20_Emphasis">Descripción:</text:span></text:h>
      <text:p text:style-name="Text_20_body">Este componente permite a los usuarios filtrar los videojuegos de la tienda según categoría, rango de precio y porcentaje de descuento.</text:p>
      <text:h text:style-name="Heading_20_4" text:outline-level="4">🔹 <text:span text:style-name="Strong_20_Emphasis">Funcionamiento:</text:span></text:h>
      <text:list xml:id="list2964998407" text:style-name="L26">
        <text:list-item>
          <text:p text:style-name="P46">Obtiene la lista de categorías desde la API y las muestra en un menú desplegable.</text:p>
        </text:list-item>
        <text:list-item>
          <text:p text:style-name="P46">Filtra los juegos según la categoría seleccionada, el precio mínimo/máximo y el descuento mínimo.</text:p>
        </text:list-item>
        <text:list-item>
          <text:p text:style-name="P46">Aplica los filtros sobre la lista de juegos usando <text:span text:style-name="Source_20_Text">setJuegos()</text:span>.</text:p>
        </text:list-item>
        <text:list-item>
          <text:p text:style-name="P23">Incluye un botón para limpiar los filtros y restaurar la lista completa de juegos.</text:p>
        </text:list-item>
      </text:list>
      <text:p text:style-name="P1"/>
      <text:p text:style-name="P1"/>
      <text:p text:style-name="P1"/>
      <text:p text:style-name="P2">5️⃣ <text:span text:style-name="T1">Contextos</text:span><text:line-break/></text:p>
      <text:h text:style-name="P54" text:outline-level="3"><text:span text:style-name="Strong_20_Emphasis">AuthContext.jsx</text:span></text:h>
      <text:h text:style-name="Heading_20_4" text:outline-level="4">🔹 <text:span text:style-name="Strong_20_Emphasis">Descripción:</text:span></text:h>
      <text:p text:style-name="Text_20_body">Maneja la autenticación de usuarios en la aplicación.</text:p>
      <text:h text:style-name="Heading_20_4" text:outline-level="4">🔹 <text:span text:style-name="Strong_20_Emphasis">Funcionamiento:</text:span></text:h>
      <text:list xml:id="list2155281998" text:style-name="L27">
        <text:list-item>
          <text:p text:style-name="P47">Guarda el estado del usuario autenticado.</text:p>
        </text:list-item>
        <text:list-item>
          <text:p text:style-name="P47">Permite iniciar sesión verificando las credenciales desde la API.</text:p>
        </text:list-item>
        <text:list-item>
          <text:p text:style-name="P47">Almacena la sesión en <text:span text:style-name="Source_20_Text">localStorage</text:span> para persistencia.</text:p>
        </text:list-item>
        <text:list-item>
          <text:p text:style-name="P24">Permite cerrar sesión y limpiar los datos almacenados.</text:p>
        </text:list-item>
      </text:list>
      <text:p text:style-name="P2"/>
      <text:p text:style-name="P2"/>
      <text:p text:style-name="P2"><text:line-break/><text:soft-page-break/></text:p>
      <text:h text:style-name="P54" text:outline-level="3"><text:span text:style-name="Strong_20_Emphasis">CarritoContext.jsx</text:span></text:h>
      <text:h text:style-name="Heading_20_4" text:outline-level="4">🔹 <text:span text:style-name="Strong_20_Emphasis">Descripción:</text:span></text:h>
      <text:p text:style-name="Text_20_body">Gestiona el estado del carrito de compras.</text:p>
      <text:h text:style-name="Heading_20_4" text:outline-level="4">🔹 <text:span text:style-name="Strong_20_Emphasis">Funcionamiento:</text:span></text:h>
      <text:list xml:id="list2920910967" text:style-name="L28">
        <text:list-item>
          <text:p text:style-name="P48">Guarda los juegos añadidos al carrito.</text:p>
        </text:list-item>
        <text:list-item>
          <text:p text:style-name="P48">Persiste el estado en <text:span text:style-name="Source_20_Text">localStorage</text:span>.</text:p>
        </text:list-item>
        <text:list-item>
          <text:p text:style-name="P48">Permite agregar, eliminar y vaciar juegos del carrito.</text:p>
        </text:list-item>
        <text:list-item>
          <text:p text:style-name="P25">Muestra notificaciones con <text:span text:style-name="Source_20_Text">SweetAlert2</text:span> al agregar o eliminar productos.</text:p>
        </text:list-item>
      </text:list>
      <text:p text:style-name="P2"/>
      <text:p text:style-name="P2"/>
      <text:p text:style-name="P2"/>
      <text:p text:style-name="P2"/>
      <text:h text:style-name="P54" text:outline-level="3"><text:span text:style-name="Strong_20_Emphasis">JuegosContext.jsx</text:span></text:h>
      <text:h text:style-name="Heading_20_4" text:outline-level="4">🔹 <text:span text:style-name="Strong_20_Emphasis">Descripción:</text:span></text:h>
      <text:p text:style-name="Text_20_body">Gestiona la lista de videojuegos disponibles en la tienda.</text:p>
      <text:h text:style-name="Heading_20_4" text:outline-level="4">🔹 <text:span text:style-name="Strong_20_Emphasis">Funcionamiento:</text:span></text:h>
      <text:list xml:id="list3646741514" text:style-name="L29">
        <text:list-item>
          <text:p text:style-name="P49">Obtiene los juegos desde la API al cargar la aplicación.</text:p>
        </text:list-item>
        <text:list-item>
          <text:p text:style-name="P26">Permite actualizar la lista de juegos en tiempo real.</text:p>
        </text:list-item>
      </text:list>
      <text:p text:style-name="P2"/>
      <text:p text:style-name="P2"/>
      <text:p text:style-name="P2"/>
      <text:p text:style-name="P2"/>
      <text:h text:style-name="P54" text:outline-level="3"><text:span text:style-name="Strong_20_Emphasis">UsuariosContext.jsx</text:span></text:h>
      <text:h text:style-name="Heading_20_4" text:outline-level="4">🔹 <text:span text:style-name="Strong_20_Emphasis">Descripción:</text:span></text:h>
      <text:p text:style-name="Text_20_body">Maneja la gestión de usuarios en la plataforma.</text:p>
      <text:h text:style-name="Heading_20_4" text:outline-level="4">🔹 <text:span text:style-name="Strong_20_Emphasis">Funcionamiento:</text:span></text:h>
      <text:list xml:id="list3083448755" text:style-name="L30">
        <text:list-item>
          <text:p text:style-name="P50">Obtiene la lista de usuarios desde la API.</text:p>
        </text:list-item>
        <text:list-item>
          <text:p text:style-name="P50">Permite agregar, editar y eliminar usuarios.</text:p>
        </text:list-item>
        <text:list-item>
          <text:p text:style-name="P27">Sincroniza los cambios con la base de datos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line-break/>5️⃣ Rutas y Páginas<text:line-break/>Detalle de cada ruta dentro del directorio src/app/, explicando qué hace cada página.<text:line-break/></text:p>
      <text:p text:style-name="P1"><text:line-break/>6️⃣ API y Endpoints<text:line-break/>Explicación de los endpoints dentro de src/app/api/, qué datos manejan y cómo interactúan con el frontend.<text:line-break/></text:p>
      <text:p text:style-name="P1"><text:line-break/>7️⃣ Configuración y Estilos<text:line-break/>Explicación de los estilos globales (globals.css) y la configuración general del proyecto.<text:line-break/></text:p>
      <text:p text:style-name="P1"><text:line-break/>8️⃣ Instalación y Uso<text:line-break/>Instrucciones sobre cómo instalar y ejecutar el proyecto en local.<text:line-break/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3S</meta:editing-duration>
    <meta:editing-cycles>3</meta:editing-cycles>
    <meta:generator>LibreOffice/5.3.2.2$Windows_x86 LibreOffice_project/6cd4f1ef626f15116896b1d8e1398b56da0d0ee1</meta:generator>
    <dc:date>2025-02-20T20:24:59.122000000</dc:date>
    <meta:document-statistic meta:table-count="0" meta:image-count="0" meta:object-count="0" meta:page-count="9" meta:paragraph-count="189" meta:word-count="1647" meta:character-count="10318" meta:non-whitespace-character-count="8923"/>
    <meta:user-defined meta:name="Info 1"/>
    <meta:user-defined meta:name="Info 2"/>
    <meta:user-defined meta:name="Info 3"/>
    <meta:user-defined meta:name="Info 4"/>
  </office:meta>
</office:document-meta>
</file>